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officeooo:paragraph-rsid="0019696d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font-size="14pt" fo:font-style="italic" fo:font-weight="normal" officeooo:rsid="00229d20" officeooo:paragraph-rsid="0019696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line-through-style="solid" style:text-line-through-type="single" officeooo:rsid="001d0d04"/>
    </style:style>
    <style:style style:name="T4" style:family="text">
      <style:text-properties style:text-line-through-style="solid" style:text-line-through-type="single" officeooo:rsid="001ec9d6"/>
    </style:style>
    <style:style style:name="T5" style:family="text">
      <style:text-properties style:text-line-through-style="solid" style:text-line-through-type="single" officeooo:rsid="0020a407"/>
    </style:style>
    <style:style style:name="T6" style:family="text">
      <style:text-properties style:text-line-through-style="solid" style:text-line-through-type="single" fo:background-color="#ffff00" loext:char-shading-value="0"/>
    </style:style>
    <style:style style:name="T7" style:family="text">
      <style:text-properties officeooo:rsid="00196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</text:p>
      <text:p text:style-name="P2">With that rear leg lifted, index fingers growing out of your skull, <text:span text:style-name="T1">straightened</text:span> <text:span text:style-name="T3">straighten</text:span> that</text:p>
      <text:p text:style-name="P1">standing leg into you come into flying goat pose, Mark said.</text:p>
      <text:p text:style-name="P1">He timed this for the exact moment Terry walked into the room.</text:p>
      <text:p text:style-name="P1">We all worked for GE in our cynical moments we labeled it generous electric.</text:p>
      <text:p text:style-name="P1">The company allowed a yoga class at lunchtime.</text:p>
      <text:p text:style-name="P1">They had to fit within the allowed lunch hour, which was 45 minutes.</text:p>
      <text:p text:style-name="P1">The fitness center was a 10 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 there was a history.</text:p>
      <text:p text:style-name="P1">The fitness center in Boston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 complete with a swimming</text:p>
      <text:p text:style-name="P1">pool.</text:p>
      <text:p text:style-name="P1">They made a big deal announcing it in a nod to the one third of the company that worked</text:p>
      <text:p text:style-name="P1">in Boston.</text:p>
      <text:p text:style-name="P1">They promised to install a salad bar in our cafeteria.</text:p>
      <text:p text:style-name="P1">The Cincinnati employees paid use fees for the fitness center.</text:p>
      <text:p text:style-name="P1">We guessed the company believed all was fair.</text:p>
      <text:p text:style-name="P2"><text:span text:style-name="T1">They're in suitor</text:span> <text:span text:style-name="T4">There ensued a</text:span> ruckus.</text:p>
      <text:p text:style-name="P1">When the dust settled, we got a fitness center, but we would not get a pool.</text:p>
      <text:p text:style-name="P1">And the 45 minute lunch hour would not change.</text:p>
      <text:p text:style-name="P1">Yoga had yet to become popular with the corporate crowd.</text:p>
      <text:p text:style-name="P1">There was an unused conference room in the new center that would become our yoga room</text:p>
      <text:p text:style-name="P1">in a few years.</text:p>
      <text:p text:style-name="P1">Meanwhile, we took an hour and 15 minutes for lunch after that.</text:p>
      <text:p text:style-name="P1">This was after several visitors from Boston to headquarters reported that the Cincinnati</text:p>
      <text:p text:style-name="P1">folks were doing just that.</text:p>
      <text:p text:style-name="P1">We knew we could get away with it.</text:p>
      <text:p text:style-name="P2">For quite a while after that change in <text:span text:style-name="T1">Outlook</text:span> <text:span text:style-name="T5">outlook</text:span>, we peddled, ran, and lifted our way through</text:p>
      <text:p text:style-name="P1">our one hour and 15 minute lunch hour.</text:p>
      <text:p text:style-name="P1"><text:soft-page-break/>And sometime in the late 1990s, we began yoga classes.</text:p>
      <text:p text:style-name="P1">We never forgot the salad bar.</text:p>
      <text:p text:style-name="P1">And we used an hour and 15 minutes to make a 45 minute class.</text:p>
      <text:p text:style-name="P1">As long as we didn't raise the issue, the company left us alone.</text:p>
      <text:p text:style-name="P1">We felt like we were practicing yoga as a community.</text:p>
      <text:p text:style-name="P1">Some of our yoga folks worked right up to the official lunch hour and caused everybody</text:p>
      <text:p text:style-name="P1">to wait.</text:p>
      <text:p text:style-name="P1">Why wouldn't we start without them?</text:p>
      <text:p text:style-name="P1">The yoga room was a converted conference room.</text:p>
      <text:p text:style-name="P1">We could barely fit everybody packed mat to mat.</text:p>
      <text:p text:style-name="P1">So what?</text:p>
      <text:p text:style-name="P2">The steel doors swung inward and a <text:span text:style-name="T1">late comer</text:span> <text:span text:style-name="T5">latecomer</text:span>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1">He began to think.</text:p>
      <text:p text:style-name="P2"><text:span text:style-name="T6">“</text:span>Nothing like a good old shaming<text:span text:style-name="T6">,”</text:span>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 lower your torso into a forward</text:p>
      <text:p text:style-name="P1">fold.</text:p>
      <text:p text:style-name="P1">Also rest on thighs.</text:p>
      <text:p text:style-name="P1">Now extend one leg backwards towards a runner's lunge and at the same time lift up towards</text:p>
      <text:p text:style-name="P1">a <text:span text:style-name="T2">w</text:span>arrior three pose.</text:p>
      <text:p text:style-name="P1">Look towards the door and smile with best of intentions.</text:p>
      <text:p text:style-name="P1"/>
      <text:p text:style-name="P3"><text:span text:style-name="T7">5</text:span> errors, 590 words = 9<text:span text:style-name="T7">9.2</text:span>% accurac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1:52:40.210000000</dc:date>
    <meta:editing-duration>PT3M3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2" meta:word-count="594" meta:character-count="3229" meta:non-whitespace-character-count="2697"/>
  </office:meta>
</office:document-meta>
</file>